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4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ERIC GONZALES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LICERA TORRES, MARIANO ALBERT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4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ICERA TORRES, MARIANO ALBERTO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4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2" office:value-type="string">
            <text:p text:style-name="P3">Cant.Cajas: <text:span text:style-name="T7">4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234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23:33:38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